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1">
      <style:paragraph-properties fo:margin-left="1in" fo:margin-right="0in" fo:text-indent="-0.25in" style:auto-text-indent="false"/>
    </style:style>
    <style:style style:name="P3" style:family="paragraph" style:parent-style-name="Title" style:master-page-name="Standard">
      <style:paragraph-properties style:page-number="1"/>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pnx6mcera4az"/>Strategie de test</text:p>
      <text:p text:style-name="Title"><text:bookmark text:name="_xxit4dl91dtj"/></text:p>
      <text:p text:style-name="Title"><text:bookmark text:name="_fzbd4jrc17xc"/></text:p>
      <text:p text:style-name="Heading_20_1"><text:bookmark text:name="_ax7u49mmriu5"/>Introduction</text:p>
      <text:p text:style-name="Standard">Dans le cadre de notre stratégie, nous visons à atteindre une fiabilité sans faille, assurant que l'application fonctionne de manière fluide et sans erreurs, pour que rien ne vienne perturber l'expérience utilisateur. Enfin, notre objectif est de garantir une performance exceptionnelle, permettant à l'application de gérer un grand nombre d'utilisateurs et de transactions sans ralentissement, évitant ainsi de se transformer en un dispositif lent et frustrant.</text:p>
      <text:p text:style-name="Standard"/>
      <text:p text:style-name="Standard"/>
      <text:p text:style-name="Standard">En développant des cas de test détaillés axés sur les fonctionnalités de l'application, nous allons mettre l'accent sur les scénarios d'utilisation réelle ainsi que sur les parcours moins fréquentés. De plus, l'intégration du Behavior-Driven Development (BDD) et du Test-Driven Development (TDD) dans notre processus de conception jouera un rôle clé. Cette approche nous permettra de mieux comprendre les exigences à travers le prisme des comportements utilisateurs et de garantir que chaque aspect de l'application est rigoureusement testé dès les premières étapes du développement, assurant ainsi une qualité et une fiabilité accrues.</text:p>
      <text:p text:style-name="Standard"/>
      <text:p text:style-name="Standard"/>
      <text:p text:style-name="Standard"/>
      <text:p text:style-name="Standard">Analyse Amdec<text:line-break/><text:line-break/>scénario de test :<text:line-break/><text:line-break/></text:p>
      <text:list xml:id="list3909399181" text:style-name="WWNum1">
        <text:list-item>
          <text:p text:style-name="P1"><text:s/>Création de Tournoi</text:p>
          <text:list>
            <text:list-item>
              <text:p text:style-name="P2">Création Simple : Tester la création d'un tournoi avec les paramètres de base (nom, type, participants).</text:p>
            </text:list-item>
          </text:list>
        </text:list-item>
        <text:list-item>
          <text:p text:style-name="P1">Validation des Entrées : Essayer d'entrer des valeurs invalides pour voir si l'application gère bien les erreurs.</text:p>
        </text:list-item>
        <text:list-item>
          <text:p text:style-name="P1">Gestion des Participants</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210" meta:character-count="1427" meta:non-whitespace-character-count="1226"/>
    <meta:generator>LibreOfficeDev/6.0.5.2$Linux_X86_64 LibreOffice_project/</meta:generator>
  </office:meta>
</office:document-meta>
</file>